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10" manifest:media-type=""/>
  <manifest:file-entry manifest:full-path="ObjectReplacements/Object 6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文泉驿正黑1" svg:font-family="文泉驿正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fo:color="#ff0000"/>
    </style:style>
    <style:style style:name="P3" style:family="paragraph" style:parent-style-name="Text_20_body">
      <style:text-properties fo:color="#0c0c0c"/>
    </style:style>
    <style:style style:name="P4" style:family="paragraph" style:parent-style-name="Text_20_body">
      <style:paragraph-properties style:line-height-at-least="0.582cm" fo:background-color="#ffffff">
        <style:background-image/>
      </style:paragraph-properties>
    </style:style>
    <style:style style:name="P5" style:family="paragraph" style:parent-style-name="Text_20_body">
      <style:paragraph-properties fo:margin-top="0cm" fo:margin-bottom="0cm" style:contextual-spacing="false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0e9c8d"/>
    </style:style>
    <style:style style:name="P8" style:family="paragraph" style:parent-style-name="Text_20_body">
      <style:paragraph-properties fo:margin-left="1.482cm" fo:margin-right="0cm" fo:margin-top="0cm" fo:margin-bottom="0cm" style:contextual-spacing="false" fo:text-indent="0cm" style:auto-text-indent="false"/>
    </style:style>
    <style:style style:name="P9" style:family="paragraph" style:parent-style-name="Text_20_body">
      <style:paragraph-properties fo:margin-left="0.37cm" fo:margin-right="0cm" fo:margin-top="0cm" fo:margin-bottom="0cm" style:contextual-spacing="false" fo:text-indent="0cm" style:auto-text-indent="false"/>
    </style:style>
    <style:style style:name="P10" style:family="paragraph" style:parent-style-name="Text_20_body">
      <style:paragraph-properties fo:margin-left="2.963cm" fo:margin-right="0cm" fo:margin-top="0cm" fo:margin-bottom="0cm" style:contextual-spacing="false" fo:text-indent="0cm" style:auto-text-indent="false"/>
    </style:style>
    <style:style style:name="P11" style:family="paragraph" style:parent-style-name="Text_20_body">
      <style:paragraph-properties fo:margin-left="5.556cm" fo:margin-right="0cm" fo:margin-top="0cm" fo:margin-bottom="0cm" style:contextual-spacing="false" fo:text-indent="0cm" style:auto-text-indent="false"/>
    </style:style>
    <style:style style:name="P12" style:family="paragraph" style:parent-style-name="Heading_20_1">
      <style:paragraph-properties fo:text-align="center" style:justify-single-word="false"/>
      <style:text-properties fo:font-size="14pt" style:font-size-asian="14pt" style:font-size-complex="14pt"/>
    </style:style>
    <style:style style:name="T1" style:family="text">
      <style:text-properties fo:font-size="11.25pt"/>
    </style:style>
    <style:style style:name="T2" style:family="text">
      <style:text-properties style:font-size-asian="11.25pt"/>
    </style:style>
    <style:style style:name="T3" style:family="text">
      <style:text-properties officeooo:rsid="000e9c8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fo:margin-top="0cm" fo:margin-bottom="0cm" style:vertical-pos="top" style:vertical-rel="baseline" fo:padding="0cm" fo:border="none" draw:ole-draw-aspect="1" draw:visible-area-top="0cm" draw:visible-area-width="10cm" draw:visible-area-height="10cm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RHEL6 (64bits)系统上利用PXE+DHCP+TFTP+KickStart批量安装系统</text:h>
      <text:p text:style-name="Text_20_body">   由于考虑到公司以后会批量进行部署服务器，所以想去架构一个基于PXE的快速、批量安装系统的架构服务，后来在网络上搜索了一遍，但都是关于RHEL5 的配置文档，但是其配置和在RHEL6上有很大的出入，所以决定自己摸索着把相关配置过程进行一遍，先把其配置过程发布出来，以供自己和各位linux爱 好者查看、使用！其中写的不对的地方，还望各位大神指出~~谢谢！</text:p>
      <text:p text:style-name="Text_20_body">一、PXE的介绍</text:p>
      <text:p text:style-name="Text_20_body">PXE当初是作为Intel的有线管理体系的一部分，Intel 和 Systemsoft于1999年9月20日公布其规格(版本2.1)。通过使用像网际协议(IP)、用户数据报协议(UDP)、动态主机设定协定 (DHCP)、小型文件传输协议(TFTP)等几种网络协议和全局唯一标识符(GUID)、通用网络驱动接口(UNDI)、通用唯一识别码(UUID)的 概念并通过对客户机(通过PXE自检的电脑)固件扩展预设的API来实现目的。</text:p>
      <text:p text:style-name="P4">   <text:span text:style-name="T1">PXE </text:span><text:span text:style-name="T2">客户机</text:span><text:span text:style-name="T1">(client)</text:span><text:span text:style-name="T2">这个术语是指机器在</text:span><text:span text:style-name="T1">PXE</text:span><text:span text:style-name="T2">启动过程中的角色。一个</text:span><text:span text:style-name="T1">PXE </text:span><text:span text:style-name="T2">客户机</text:span><text:span text:style-name="T1">(client)</text:span><text:span text:style-name="T2">可以是一台服务器、桌面级电脑、笔记本电脑或者其他装有</text:span><text:span text:style-name="T1">PXE</text:span><text:span text:style-name="T2">启动代码的机器。</text:span></text:p>
      <text:p text:style-name="P4"><text:span text:style-name="T2">二、</text:span><text:span text:style-name="T1">PXE</text:span><text:span text:style-name="T2">的工作过程</text:span></text:p>
      <text:p text:style-name="Text_20_body">   1.客户机从自己的PXE网卡启动，向本网络中的DHCP服务器索取IP</text:p>
      <text:p text:style-name="Text_20_body">   2.DHCP服务器返回分给客户机IP以及bootstrap文件的放置位置(该文件一般是放在一台TFTP服务器上)</text:p>
      <text:p text:style-name="Text_20_body">   3.客户机向本网络中的TFTP服务器索取bootstrap文件</text:p>
      <text:p text:style-name="Text_20_body">   4.客户机取得bootstrap文件后之执行该文件</text:p>
      <text:p text:style-name="Text_20_body">   5.根据bootstrap的执行结果，通过TFTP服务器加载内核和文件系统</text:p>
      <text:p text:style-name="Text_20_body">   6.进入安装画面, 此时可以通过选择FTP,HTTP,NFS方式之一进行安装 从这里我们不难得到实现PXE网络安装必需的4个要素</text:p>
      <text:p text:style-name="Text_20_body">   1.客户机的网卡必须为PXE网卡</text:p>
      <text:p text:style-name="Text_20_body">   2.网络中必须要有DHCP和TFTP服务器，当然这两个服务器可以是同一台物理主机</text:p>
      <text:p text:style-name="Text_20_body">   3.所安装的操作系统必须支持网络安装，即必须提供自己的bootstrap</text:p>
      <text:p text:style-name="Text_20_body">   4.必须要有FTP,HTTP,NFS至少一个服务器，当然也可以和DHCP和TFTP服务器同为一台物理主机</text:p>
      <text:p text:style-name="Text_20_body">三、RHEL6-64bits基于PXE的实例实现</text:p>
      <text:p text:style-name="P1"><text:soft-page-break/><draw:a xlink:type="simple" xlink:href="http://www.it165.net/uploadfile/2013/0603/20130603093949313.png" office:target-frame-name="_blank" xlink:show="new"><draw:frame draw:style-name="fr1" draw:name="图形1" text:anchor-type="as-char" svg:width="14.87cm" svg:height="11.165cm" draw:z-index="0"><draw:image xlink:href="http://www.it165.net/uploadfile/2013/0603/20130603093949313.png" xlink:type="simple" xlink:show="embed" xlink:actuate="onLoad"/></draw:frame></draw:a></text:p>
      <text:p text:style-name="Text_20_body">1、配置相关环境，这里使用yum安装，把本地的磁盘做成yum源</text:p>
      <text:p text:style-name="Text_20_body">    本机IP设置</text:p>
      <text:p text:style-name="Text_20_body"/>
      <text:section text:style-name="Sect1" text:name="highlighter_444769">
        <text:p text:style-name="P5"><text:a xlink:type="simple" xlink:href="http://www.it165.net/os/html/201306/5331.html#viewSource">view source</text:a></text:p>
        <text:p text:style-name="P5"><draw:frame draw:name="对象1" text:anchor-type="as-char" svg:width="0.423cm" svg:height="0.423cm" draw:z-index="1"><draw:plugin xlink:href="http://www.it165.net/statics/js/syntaxhighlighter/scripts/clipboard.swf" xlink:type="simple" xlink:show="embed" xlink:actuate="onLoad" draw:mime-type="application/x-shockwave-flash"><draw:param draw:name="menu" draw:value="false"/><draw:param draw:name="flashvars" draw:value="highlighterId=highlighter_444769"/><draw:param draw:name="wmode" draw:value="transparent"/><draw:param draw:name="allowscriptaccess" draw:value="always"/></draw:plugin></draw:frame></text:p>
        <text:p text:style-name="P5"><text:a xlink:type="simple" xlink:href="http://www.it165.net/os/html/201306/5331.html#printSource">print</text:a><text:a xlink:type="simple" xlink:href="http://www.it165.net/os/html/201306/5331.html#about">?</text:a></text:p>
        <text:p text:style-name="P6"><text:span text:style-name="Source_20_Text">1.DEVICE="eth0"</text:span></text:p>
        <text:p text:style-name="P6"><text:span text:style-name="Source_20_Text">2.BOOTPROTO="static"</text:span></text:p>
        <text:p text:style-name="P6"><text:span text:style-name="Source_20_Text">3.IPADDR="192.168.7.1"</text:span></text:p>
        <text:p text:style-name="P6"><text:span text:style-name="Source_20_Text">4.NETMASK="255.255.255.0"</text:span></text:p>
        <text:p text:style-name="P6"><text:span text:style-name="Source_20_Text">5.NM_CONTROLLED="yes"</text:span></text:p>
        <text:p text:style-name="P6"><text:span text:style-name="Source_20_Text">6.ONBOOT="yes"</text:span></text:p>
        <text:p text:style-name="P6"><text:span text:style-name="Source_20_Text">7.TYPE="Ethernet"</text:span></text:p>
      </text:section>
      <text:p text:style-name="Text_20_body">service network restart   #重启网络服务，使配置的IP地址生效！www.it165.net</text:p>
      <text:p text:style-name="Text_20_body">yum配置</text:p>
      <text:p text:style-name="Text_20_body"/>
      <text:section text:style-name="Sect1" text:name="highlighter_439680">
        <text:p text:style-name="P5"><text:a xlink:type="simple" xlink:href="http://www.it165.net/os/html/201306/5331.html#viewSource">view source</text:a></text:p>
        <text:p text:style-name="P5"><draw:frame draw:name="对象2" text:anchor-type="as-char" svg:width="0.423cm" svg:height="0.423cm" draw:z-index="2"><draw:plugin xlink:href="http://www.it165.net/statics/js/syntaxhighlighter/scripts/clipboard.swf" xlink:type="simple" xlink:show="embed" xlink:actuate="onLoad" draw:mime-type="application/x-shockwave-flash"><draw:param draw:name="menu" draw:value="false"/><draw:param draw:name="flashvars" draw:value="highlighterId=highlighter_439680"/><draw:param draw:name="wmode" draw:value="transparent"/><draw:param draw:name="allowscriptaccess" draw:value="always"/></draw:plugin></draw:frame></text:p>
        <text:p text:style-name="P5"><text:a xlink:type="simple" xlink:href="http://www.it165.net/os/html/201306/5331.html#printSource">print</text:a><text:a xlink:type="simple" xlink:href="http://www.it165.net/os/html/201306/5331.html#about">?</text:a></text:p>
        <text:p text:style-name="P6"><text:span text:style-name="Source_20_Text">01.[root@localhost ~]# vim /etc/yum.repos.d/server.repo 增加yum配置文件，添加如下内容： </text:span></text:p>
        <text:p text:style-name="P6"><text:span text:style-name="Source_20_Text">02.[base] </text:span></text:p>
        <text:p text:style-name="P6"><text:span text:style-name="Source_20_Text">03.name=base </text:span></text:p>
        <text:p text:style-name="P6"><text:span text:style-name="Source_20_Text">04.baseurl=file:///media/Server </text:span></text:p>
        <text:p text:style-name="P6"><text:span text:style-name="Source_20_Text">05.gpgcheck=0</text:span></text:p>
        <text:p text:style-name="P6"><text:soft-page-break/><text:span text:style-name="Source_20_Text">06.enabled=1</text:span></text:p>
        <text:p text:style-name="P6"><text:span text:style-name="Source_20_Text">07.[HighAvailability] </text:span></text:p>
        <text:p text:style-name="P6"><text:span text:style-name="Source_20_Text">08.name=HighAvailability </text:span></text:p>
        <text:p text:style-name="P6"><text:span text:style-name="Source_20_Text">09.baseurl=file:///media/HighAvailability </text:span></text:p>
        <text:p text:style-name="P6"><text:span text:style-name="Source_20_Text">10.gpgcheck=0</text:span></text:p>
        <text:p text:style-name="P6"><text:span text:style-name="Source_20_Text">11.enabled=1</text:span></text:p>
        <text:p text:style-name="P6"><text:span text:style-name="Source_20_Text">12.[LoadBalancer] </text:span></text:p>
        <text:p text:style-name="P6"><text:span text:style-name="Source_20_Text">13.name=LoadBalancer </text:span></text:p>
        <text:p text:style-name="P6"><text:span text:style-name="Source_20_Text">14.baseurl=file:///media/LoadBalancer </text:span></text:p>
        <text:p text:style-name="P6"><text:span text:style-name="Source_20_Text">15.gpgcheck=0</text:span></text:p>
        <text:p text:style-name="P6"><text:span text:style-name="Source_20_Text">16.enabled=1</text:span></text:p>
        <text:p text:style-name="P6"><text:span text:style-name="Source_20_Text">17.[ResilientStorage] </text:span></text:p>
        <text:p text:style-name="P6"><text:span text:style-name="Source_20_Text">18.name=ResilientStorage </text:span></text:p>
        <text:p text:style-name="P6"><text:span text:style-name="Source_20_Text">19.baseurl=file:///media/ResilientStorage </text:span></text:p>
        <text:p text:style-name="P6"><text:span text:style-name="Source_20_Text">20.gpgcheck=0</text:span></text:p>
        <text:p text:style-name="P6"><text:span text:style-name="Source_20_Text">21.enabled=1</text:span></text:p>
        <text:p text:style-name="P6"><text:span text:style-name="Source_20_Text">22.[ScalableFileSystem] </text:span></text:p>
        <text:p text:style-name="P6"><text:span text:style-name="Source_20_Text">23.name=ScalableFileSystem </text:span></text:p>
        <text:p text:style-name="P6"><text:span text:style-name="Source_20_Text">24.baseurl=file:///media/ScalableFileSystem </text:span></text:p>
        <text:p text:style-name="P6"><text:span text:style-name="Source_20_Text">25.gpgcheck=0</text:span></text:p>
        <text:p text:style-name="P6"><text:span text:style-name="Source_20_Text">26.enabled=1</text:span></text:p>
        <text:p text:style-name="P6"><text:span text:style-name="Source_20_Text">27.挂载光盘到指定的挂载点 </text:span></text:p>
        <text:p text:style-name="P6"><text:span text:style-name="Source_20_Text">28.[root@localhost ~]# mount /dev/cdrom /media</text:span></text:p>
      </text:section>
      <text:p text:style-name="Text_20_body">2、安装所需的软件包<text:line-break/><text:line-break/> </text:p>
      <text:section text:style-name="Sect1" text:name="highlighter_552711">
        <text:p text:style-name="P5"><text:a xlink:type="simple" xlink:href="http://www.it165.net/os/html/201306/5331.html#viewSource">view source</text:a></text:p>
        <text:p text:style-name="P5"><draw:frame draw:name="对象3" text:anchor-type="as-char" svg:width="0.423cm" svg:height="0.423cm" draw:z-index="3"><draw:plugin xlink:href="http://www.it165.net/statics/js/syntaxhighlighter/scripts/clipboard.swf" xlink:type="simple" xlink:show="embed" xlink:actuate="onLoad" draw:mime-type="application/x-shockwave-flash"><draw:param draw:name="menu" draw:value="false"/><draw:param draw:name="flashvars" draw:value="highlighterId=highlighter_552711"/><draw:param draw:name="wmode" draw:value="transparent"/><draw:param draw:name="allowscriptaccess" draw:value="always"/></draw:plugin></draw:frame></text:p>
        <text:p text:style-name="P5"><text:a xlink:type="simple" xlink:href="http://www.it165.net/os/html/201306/5331.html#printSource">print</text:a><text:a xlink:type="simple" xlink:href="http://www.it165.net/os/html/201306/5331.html#about">?</text:a></text:p>
        <text:p text:style-name="P6"><text:span text:style-name="Source_20_Text">1.[root@localhost ~]#  yum -y install dhcp tftp-server nfs-utils syslinux vsftpd</text:span></text:p>
      </text:section>
      <text:p text:style-name="Text_20_body">3、配置dhcpd服务器<text:line-break/><text:line-break/> </text:p>
      <text:section text:style-name="Sect1" text:name="highlighter_532255">
        <text:p text:style-name="P5"><text:a xlink:type="simple" xlink:href="http://www.it165.net/os/html/201306/5331.html#viewSource">view source</text:a></text:p>
        <text:p text:style-name="P5"><draw:frame draw:name="对象4" text:anchor-type="as-char" svg:width="0.423cm" svg:height="0.423cm" draw:z-index="4"><draw:plugin xlink:href="http://www.it165.net/statics/js/syntaxhighlighter/scripts/clipboard.swf" xlink:type="simple" xlink:show="embed" xlink:actuate="onLoad" draw:mime-type="application/x-shockwave-flash"><draw:param draw:name="menu" draw:value="false"/><draw:param draw:name="flashvars" draw:value="highlighterId=highlighter_532255"/><draw:param draw:name="wmode" draw:value="transparent"/><draw:param draw:name="allowscriptaccess" draw:value="always"/></draw:plugin></draw:frame></text:p>
        <text:p text:style-name="P5"><text:a xlink:type="simple" xlink:href="http://www.it165.net/os/html/201306/5331.html#printSource">print</text:a><text:a xlink:type="simple" xlink:href="http://www.it165.net/os/html/201306/5331.html#about">?</text:a></text:p>
        <text:p text:style-name="P6"><text:span text:style-name="Source_20_Text">01.[root@localhost ~]# vim /etc/dhcp/dhcpd.conf  添加如下内容 </text:span></text:p>
        <text:p text:style-name="P6"><text:span text:style-name="Source_20_Text">02.default-lease-time</text:span> <text:span text:style-name="Source_20_Text">600; </text:span></text:p>
        <text:p text:style-name="P6"><text:span text:style-name="Source_20_Text">03.max-lease-time</text:span> <text:span text:style-name="Source_20_Text">7200; </text:span></text:p>
        <text:p text:style-name="P6"><text:span text:style-name="Source_20_Text">04.allow booting; </text:span></text:p>
        <text:p text:style-name="P6"><text:span text:style-name="Source_20_Text">05.allow bootp; </text:span></text:p>
        <text:p text:style-name="P6"><text:span text:style-name="Source_20_Text">06.authoritative; </text:span></text:p>
        <text:p text:style-name="P6"><text:span text:style-name="Source_20_Text">07.subnet 192.168.7.0 netmask 255.255.255.0 { </text:span></text:p>
        <text:p text:style-name="P8"><text:span text:style-name="Source_20_Text">08.range 192.168.7.80 192.168.7.90; </text:span></text:p>
        <text:p text:style-name="P8"><text:span text:style-name="Source_20_Text">09.next-server 192.168.7.1;  #tftp服务器 </text:span></text:p>
        <text:p text:style-name="P8"><text:span text:style-name="Source_20_Text">10.filename "pxelinux.0";    #PXE客户端访问时候的文件 </text:span></text:p>
        <text:p text:style-name="P6"><text:span text:style-name="Source_20_Text">11.} </text:span></text:p>
        <text:p text:style-name="P6"><text:span text:style-name="Source_20_Text">12.[root@localhost ~]# service dhcpd start #启动HDCP服务</text:span></text:p>
      </text:section>
      <text:p text:style-name="Text_20_body"><text:soft-page-break/>4、配置tftp服务，此处使用xinetd超级进程来管理tftp服务<text:line-break/><text:line-break/> </text:p>
      <text:section text:style-name="Sect1" text:name="highlighter_460797">
        <text:p text:style-name="P5"><text:a xlink:type="simple" xlink:href="http://www.it165.net/os/html/201306/5331.html#viewSource">view source</text:a></text:p>
        <text:p text:style-name="P5"><draw:frame draw:name="对象5" text:anchor-type="as-char" svg:width="0.423cm" svg:height="0.423cm" draw:z-index="5"><draw:plugin xlink:href="http://www.it165.net/statics/js/syntaxhighlighter/scripts/clipboard.swf" xlink:type="simple" xlink:show="embed" xlink:actuate="onLoad" draw:mime-type="application/x-shockwave-flash"><draw:param draw:name="menu" draw:value="false"/><draw:param draw:name="flashvars" draw:value="highlighterId=highlighter_460797"/><draw:param draw:name="wmode" draw:value="transparent"/><draw:param draw:name="allowscriptaccess" draw:value="always"/></draw:plugin></draw:frame></text:p>
        <text:p text:style-name="P5"><text:a xlink:type="simple" xlink:href="http://www.it165.net/os/html/201306/5331.html#printSource">print</text:a><text:a xlink:type="simple" xlink:href="http://www.it165.net/os/html/201306/5331.html#about">?</text:a></text:p>
        <text:p text:style-name="P6"><text:span text:style-name="Source_20_Text">01.[root@localhost ~]# vim /etc/xinetd.d/tftp #修改配置文件 </text:span></text:p>
        <text:p text:style-name="P6"><text:span text:style-name="Source_20_Text">02.service tftp </text:span></text:p>
        <text:p text:style-name="P6"><text:span text:style-name="Source_20_Text">03.{ </text:span></text:p>
        <text:p text:style-name="P8"><text:span text:style-name="Source_20_Text">04.socket_type             = dgram </text:span></text:p>
        <text:p text:style-name="P8"><text:span text:style-name="Source_20_Text">05.protocol                = udp </text:span></text:p>
        <text:p text:style-name="P8"><text:span text:style-name="Source_20_Text">06.wait                    = yes</text:span></text:p>
        <text:p text:style-name="P8"><text:span text:style-name="Source_20_Text">07.user                    = root </text:span></text:p>
        <text:p text:style-name="P8"><text:span text:style-name="Source_20_Text">08.server                  = /usr/sbin/in.tftpd </text:span></text:p>
        <text:p text:style-name="P8"><text:span text:style-name="Source_20_Text">09.server_args             = -s /var/lib/tftpboot </text:span></text:p>
        <text:p text:style-name="P8"><text:span text:style-name="Source_20_Text">10.disable                 = no #只需把此处修改为no即可 </text:span></text:p>
        <text:p text:style-name="P8"><text:span text:style-name="Source_20_Text">11.per_source              = 11</text:span></text:p>
        <text:p text:style-name="P8"><text:span text:style-name="Source_20_Text">12.cps                     = 100 2</text:span></text:p>
        <text:p text:style-name="P8"><text:span text:style-name="Source_20_Text">13.flags                   = IPv4 </text:span></text:p>
        <text:p text:style-name="P6"><text:span text:style-name="Source_20_Text">14.} </text:span></text:p>
        <text:p text:style-name="P6"><text:span text:style-name="Source_20_Text">15.[root@localhost ~]#  service xinetd restart #重启服务，使其配置生效</text:span></text:p>
      </text:section>
      <text:p text:style-name="Text_20_body">5、设置tftp服务，并设置安装系统的磁盘挂载目录<text:line-break/><text:line-break/> </text:p>
      <text:section text:style-name="Sect1" text:name="highlighter_583424">
        <text:p text:style-name="P5"><text:a xlink:type="simple" xlink:href="http://www.it165.net/os/html/201306/5331.html#viewSource">view source</text:a></text:p>
        <text:p text:style-name="P5"><draw:frame draw:name="对象6" text:anchor-type="as-char" svg:width="0.423cm" svg:height="0.423cm" draw:z-index="6"><draw:plugin xlink:href="http://www.it165.net/statics/js/syntaxhighlighter/scripts/clipboard.swf" xlink:type="simple" xlink:show="embed" xlink:actuate="onLoad" draw:mime-type="application/x-shockwave-flash"><draw:param draw:name="menu" draw:value="false"/><draw:param draw:name="flashvars" draw:value="highlighterId=highlighter_583424"/><draw:param draw:name="wmode" draw:value="transparent"/><draw:param draw:name="allowscriptaccess" draw:value="always"/></draw:plugin></draw:frame></text:p>
        <text:p text:style-name="P5"><text:a xlink:type="simple" xlink:href="http://www.it165.net/os/html/201306/5331.html#printSource">print</text:a><text:a xlink:type="simple" xlink:href="http://www.it165.net/os/html/201306/5331.html#about">?</text:a></text:p>
        <text:p text:style-name="P6"><text:span text:style-name="Source_20_Text">1.[root@localhost ~]# mkdir /var/ftp/pub/rhel6 #创建挂载点 </text:span></text:p>
        <text:p text:style-name="P6"><text:span text:style-name="Source_20_Text">2.[root@localhost ~]# mount /dev/cdrom /var/ftp/pub/rhel6/  #挂载 </text:span></text:p>
        <text:p text:style-name="P6"><text:span text:style-name="Source_20_Text">3.[root@localhost ~]# cd /var/lib/tftpboot/ </text:span></text:p>
        <text:p text:style-name="P6"><text:span text:style-name="Source_20_Text">4.[root@localhost tftpboot]# cp -a /var/ftp/pub/rhel6/isolinux/* .   #拷贝光盘上的isolinux目录下的所有文件拷贝到当前目录内 </text:span></text:p>
        <text:p text:style-name="P6"><text:span text:style-name="Source_20_Text">5.[root@localhost tftpboot]# mkdir pxelinux.cfg  #建立PXE初始化目录 </text:span></text:p>
        <text:p text:style-name="P6"><text:span text:style-name="Source_20_Text">6.[root@localhost tftpboot]# cp isolinux.cfg pxelinux.cfg/default</text:span></text:p>
        <text:p text:style-name="P6"><text:span text:style-name="Source_20_Text">7.[root@localhost tftpboot]# vim pxelinux.cfg/default  #修改为如下内容</text:span></text:p>
      </text:section>
      <text:p text:style-name="Text_20_body">提供kickstart文件</text:p>
      <text:p text:style-name="P1"><text:soft-page-break/><draw:a xlink:type="simple" xlink:href="http://www.it165.net/uploadfile/2013/0603/20130603093949734.png" office:target-frame-name="_blank" xlink:show="new"><draw:frame draw:style-name="fr1" draw:name="图形2" text:anchor-type="as-char" svg:width="14.87cm" svg:height="10.795cm" draw:z-index="7"><draw:image xlink:href="http://www.it165.net/uploadfile/2013/0603/20130603093949734.png" xlink:type="simple" xlink:show="embed" xlink:actuate="onLoad"/></draw:frame></draw:a></text:p>
      <text:p text:style-name="Text_20_body">提供ks.cfg文件<text:line-break/><text:line-break/> </text:p>
      <text:section text:style-name="Sect1" text:name="highlighter_54410">
        <text:p text:style-name="P5"><text:a xlink:type="simple" xlink:href="http://www.it165.net/os/html/201306/5331.html#viewSource">view source</text:a></text:p>
        <text:p text:style-name="P5"><draw:frame draw:name="对象7" text:anchor-type="as-char" svg:width="0.423cm" svg:height="0.423cm" draw:z-index="8"><draw:plugin xlink:href="http://www.it165.net/statics/js/syntaxhighlighter/scripts/clipboard.swf" xlink:type="simple" xlink:show="embed" xlink:actuate="onLoad" draw:mime-type="application/x-shockwave-flash"><draw:param draw:name="menu" draw:value="false"/><draw:param draw:name="flashvars" draw:value="highlighterId=highlighter_54410"/><draw:param draw:name="wmode" draw:value="transparent"/><draw:param draw:name="allowscriptaccess" draw:value="always"/></draw:plugin></draw:frame></text:p>
        <text:p text:style-name="P5"><text:a xlink:type="simple" xlink:href="http://www.it165.net/os/html/201306/5331.html#printSource">print</text:a><text:a xlink:type="simple" xlink:href="http://www.it165.net/os/html/201306/5331.html#about">?</text:a></text:p>
        <text:p text:style-name="P6"><text:span text:style-name="Source_20_Text">1.[root@localhost tftpboot]# cp /root/anaconda-ks.cfg /var/ftp/pub/ks.cfg</text:span></text:p>
      </text:section>
      <text:p text:style-name="Text_20_body">这是使用的本机的anaconda-ks.cfg文件，当然，如果我们需要自己定制，可用安装yum install system-config-kickstart软件包，然后利用命令system-config-kickstart启动一个gui界面进行相关的配置 生成kickstart配置文件，这里使用本机的kickstart文件进行测试了~</text:p>
      <text:p text:style-name="Text_20_body">   其配置文件详细命令如下</text:p>
      <text:p text:style-name="Text_20_body"/>
      <text:section text:style-name="Sect1" text:name="highlighter_815108">
        <text:p text:style-name="P5"><text:a xlink:type="simple" xlink:href="http://www.it165.net/os/html/201306/5331.html#viewSource">view source</text:a></text:p>
        <text:p text:style-name="P5"><draw:frame draw:name="对象8" text:anchor-type="as-char" svg:width="0.423cm" svg:height="0.423cm" draw:z-index="9"><draw:plugin xlink:href="http://www.it165.net/statics/js/syntaxhighlighter/scripts/clipboard.swf" xlink:type="simple" xlink:show="embed" xlink:actuate="onLoad" draw:mime-type="application/x-shockwave-flash"><draw:param draw:name="menu" draw:value="false"/><draw:param draw:name="flashvars" draw:value="highlighterId=highlighter_815108"/><draw:param draw:name="wmode" draw:value="transparent"/><draw:param draw:name="allowscriptaccess" draw:value="always"/></draw:plugin></draw:frame></text:p>
        <text:p text:style-name="P5"><text:a xlink:type="simple" xlink:href="http://www.it165.net/os/html/201306/5331.html#printSource">print</text:a><text:a xlink:type="simple" xlink:href="http://www.it165.net/os/html/201306/5331.html#about">?</text:a></text:p>
        <text:p text:style-name="P6"><text:span text:style-name="Source_20_Text">01.# Firewall configuration </text:span></text:p>
        <text:p text:style-name="P6"><text:span text:style-name="Source_20_Text">02.firewall --enabled --ssh</text:span></text:p>
        <text:p text:style-name="P6"><text:span text:style-name="Source_20_Text">03.# Install OS instead of upgrade </text:span></text:p>
        <text:p text:style-name="P6"><text:span text:style-name="Source_20_Text">04.install</text:span></text:p>
        <text:p text:style-name="P6"><text:span text:style-name="Source_20_Text">05.# Use network installation </text:span></text:p>
        <text:p text:style-name="P7"><text:span text:style-name="Source_20_Text">06.url --url="</text:span><text:a xlink:type="simple" xlink:href="ftp://192.168.7.1/pub/rhel6"><text:span text:style-name="Source_20_Text">ftp://192.168.7.1/pub/rhel6</text:span></text:a><text:span text:style-name="Source_20_Text">"</text:span><text:span text:style-name="Source_20_Text"><text:span text:style-name="T3"></text:span></text:span></text:p>
        <text:p text:style-name="P6"><text:span text:style-name="Source_20_Text">07.# Root password </text:span></text:p>
        <text:p text:style-name="P6"><text:span text:style-name="Source_20_Text">08.rootpw --iscrypted $6$bgA6iounYImIucBq$8xtCdixNgcLPBsLOrFmtmrfPezUd.DAgDPBJDYzKYCegvj2oxUF3UGRWWXPaEitnPyckBInZ.RJXG4Vj.uTZd1 </text:span></text:p>
        <text:p text:style-name="P6"><text:span text:style-name="Source_20_Text">09.# System authorization information </text:span></text:p>
        <text:p text:style-name="P6"><text:soft-page-break/><text:span text:style-name="Source_20_Text">10.auth  --useshadow  --passalgo=sha512 </text:span></text:p>
        <text:p text:style-name="P6"><text:span text:style-name="Source_20_Text">11.# System keyboard </text:span></text:p>
        <text:p text:style-name="P6"><text:span text:style-name="Source_20_Text">12.keyboard us </text:span></text:p>
        <text:p text:style-name="P6"><text:span text:style-name="Source_20_Text">13.# System language </text:span></text:p>
        <text:p text:style-name="P6"><text:span text:style-name="Source_20_Text">14.lang en_US </text:span></text:p>
        <text:p text:style-name="P6"><text:span text:style-name="Source_20_Text">15.# SELinux configuration </text:span></text:p>
        <text:p text:style-name="P6"><text:span text:style-name="Source_20_Text">16.selinux --disabled </text:span></text:p>
        <text:p text:style-name="P6"><text:span text:style-name="Source_20_Text">17.# Do not configure the X Window System </text:span></text:p>
        <text:p text:style-name="P6"><text:span text:style-name="Source_20_Text">18.skipx </text:span></text:p>
        <text:p text:style-name="P6"><text:span text:style-name="Source_20_Text">19.# Installation logging level </text:span></text:p>
        <text:p text:style-name="P6"><text:span text:style-name="Source_20_Text">20.logging --level=info </text:span></text:p>
        <text:p text:style-name="P6"><text:span text:style-name="Source_20_Text">21.# Reboot after installation </text:span></text:p>
        <text:p text:style-name="P6"><text:span text:style-name="Source_20_Text">22.reboot </text:span></text:p>
        <text:p text:style-name="P6"><text:span text:style-name="Source_20_Text">23.# System timezone </text:span></text:p>
        <text:p text:style-name="P6"><text:span text:style-name="Source_20_Text">24.timezone --isUtc Asia/Shanghai </text:span></text:p>
        <text:p text:style-name="P6"><text:span text:style-name="Source_20_Text">25.# Network information </text:span></text:p>
        <text:p text:style-name="P6"><text:span text:style-name="Source_20_Text">26.network  --bootproto=dhcp --device=eth0 --onboot=on </text:span></text:p>
        <text:p text:style-name="P6"><text:span text:style-name="Source_20_Text">27.# System bootloader configuration </text:span></text:p>
        <text:p text:style-name="P6"><text:span text:style-name="Source_20_Text">28.bootloader --location=mbr </text:span></text:p>
        <text:p text:style-name="P6"><text:span text:style-name="Source_20_Text">29.# Clear the Master Boot Record </text:span></text:p>
        <text:p text:style-name="P6"><text:span text:style-name="Source_20_Text">30.zerombr </text:span></text:p>
        <text:p text:style-name="P6"><text:span text:style-name="Source_20_Text">31.# Partition clearing information </text:span></text:p>
        <text:p text:style-name="P6"><text:span text:style-name="Source_20_Text">32.clearpart --all --initlabel </text:span></text:p>
        <text:p text:style-name="P6"><text:span text:style-name="Source_20_Text">33.# Disk partitioning information </text:span></text:p>
        <text:p text:style-name="P6"><text:span text:style-name="Source_20_Text">34.part /boot --asprimary --fstype="ext4"</text:span> <text:span text:style-name="Source_20_Text">--size=256</text:span></text:p>
        <text:p text:style-name="P6"><text:span text:style-name="Source_20_Text">35.part swap --asprimary --fstype="swap"</text:span> <text:span text:style-name="Source_20_Text">--size=2048</text:span></text:p>
        <text:p text:style-name="P6"><text:span text:style-name="Source_20_Text">36.part / --asprimary --fstype="ext4"</text:span> <text:span text:style-name="Source_20_Text">--size=10000</text:span></text:p>
        <text:p text:style-name="P6"><text:span text:style-name="Source_20_Text">37.part /data --asprimary --fstype="ext4"</text:span> <text:span text:style-name="Source_20_Text">--size=20000</text:span></text:p>
        <text:p text:style-name="P6"><text:span text:style-name="Source_20_Text">38.%packages </text:span></text:p>
        <text:p text:style-name="P6"><text:span text:style-name="Source_20_Text">39.@base </text:span></text:p>
        <text:p text:style-name="P6"><text:span text:style-name="Source_20_Text">40.@chinese-support </text:span></text:p>
        <text:p text:style-name="P6"><text:span text:style-name="Source_20_Text">41.%end</text:span></text:p>
      </text:section>
      <text:p text:style-name="P2">注意：需要给其文件增加权限：</text:p>
      <text:p text:style-name="P2">   chmod 644 /var/ftp/pub/ks.cfg</text:p>
      <text:p text:style-name="P3">   然后复制PXE的cp /usr/share/syslinux/pxelinux.0  /var/lib/tftpboot/目录下，到处我们的配置已经完成！重启相关服务即可：</text:p>
      <text:p text:style-name="Text_20_body"/>
      <text:section text:style-name="Sect1" text:name="highlighter_586768">
        <text:p text:style-name="P5"><text:a xlink:type="simple" xlink:href="http://www.it165.net/os/html/201306/5331.html#viewSource">view source</text:a></text:p>
        <text:p text:style-name="P5"><draw:frame draw:name="对象9" text:anchor-type="as-char" svg:width="0.423cm" svg:height="0.423cm" draw:z-index="10"><draw:plugin xlink:href="http://www.it165.net/statics/js/syntaxhighlighter/scripts/clipboard.swf" xlink:type="simple" xlink:show="embed" xlink:actuate="onLoad" draw:mime-type="application/x-shockwave-flash"><draw:param draw:name="menu" draw:value="false"/><draw:param draw:name="flashvars" draw:value="highlighterId=highlighter_586768"/><draw:param draw:name="wmode" draw:value="transparent"/><draw:param draw:name="allowscriptaccess" draw:value="always"/></draw:plugin></draw:frame></text:p>
        <text:p text:style-name="P5"><text:a xlink:type="simple" xlink:href="http://www.it165.net/os/html/201306/5331.html#printSource">print</text:a><text:a xlink:type="simple" xlink:href="http://www.it165.net/os/html/201306/5331.html#about">?</text:a></text:p>
        <text:p text:style-name="P6"><text:span text:style-name="Source_20_Text">1.service vsftpd restart </text:span></text:p>
        <text:p text:style-name="P6"><text:span text:style-name="Source_20_Text">2.service dhcpd restart </text:span></text:p>
        <text:p text:style-name="P6"><text:span text:style-name="Source_20_Text">3.service xinetd restart</text:span></text:p>
      </text:section>
      <text:p text:style-name="Text_20_body">6、新建一个虚拟机，让其使用PXE进行安装系统，测试如下</text:p>
      <text:p text:style-name="P1"><text:soft-page-break/><draw:a xlink:type="simple" xlink:href="http://www.it165.net/uploadfile/2013/0603/20130603093950191.png" office:target-frame-name="_blank" xlink:show="new"><draw:frame draw:style-name="fr1" draw:name="图形3" text:anchor-type="as-char" svg:width="14.87cm" svg:height="11.139cm" draw:z-index="11"><draw:image xlink:href="http://www.it165.net/uploadfile/2013/0603/20130603093950191.png" xlink:type="simple" xlink:show="embed" xlink:actuate="onLoad"/></draw:frame></draw:a></text:p>
      <text:p text:style-name="P1"><draw:a xlink:type="simple" xlink:href="http://www.it165.net/uploadfile/2013/0603/20130603093950951.png" office:target-frame-name="_blank" xlink:show="new"><draw:frame draw:style-name="fr1" draw:name="图形4" text:anchor-type="as-char" svg:width="14.87cm" svg:height="11.139cm" draw:z-index="12"><draw:image xlink:href="http://www.it165.net/uploadfile/2013/0603/20130603093950951.png" xlink:type="simple" xlink:show="embed" xlink:actuate="onLoad"/></draw:frame></draw:a></text:p>
      <text:p text:style-name="P1"><text:soft-page-break/><draw:a xlink:type="simple" xlink:href="http://www.it165.net/uploadfile/2013/0603/20130603093950951.png" office:target-frame-name="_blank" xlink:show="new"><draw:frame draw:style-name="fr1" draw:name="图形5" text:anchor-type="as-char" svg:width="14.87cm" svg:height="11.139cm" draw:z-index="13"><draw:image xlink:href="http://www.it165.net/uploadfile/2013/0603/20130603093950951.png" xlink:type="simple" xlink:show="embed" xlink:actuate="onLoad"/></draw:frame></draw:a></text:p>
      <text:p text:style-name="P1"><draw:a xlink:type="simple" xlink:href="http://www.it165.net/uploadfile/2013/0603/20130603093951549.png" office:target-frame-name="_blank" xlink:show="new"><draw:frame draw:style-name="fr1" draw:name="图形6" text:anchor-type="as-char" svg:width="14.87cm" svg:height="11.139cm" draw:z-index="14"><draw:image xlink:href="http://www.it165.net/uploadfile/2013/0603/20130603093951549.png" xlink:type="simple" xlink:show="embed" xlink:actuate="onLoad"/></draw:frame></draw:a></text:p>
      <text:p text:style-name="P1"><text:soft-page-break/><draw:a xlink:type="simple" xlink:href="http://www.it165.net/uploadfile/2013/0603/20130603093952557.png" office:target-frame-name="_blank" xlink:show="new"><draw:frame draw:style-name="fr1" draw:name="图形7" text:anchor-type="as-char" svg:width="14.87cm" svg:height="13.653cm" draw:z-index="15"><draw:image xlink:href="http://www.it165.net/uploadfile/2013/0603/20130603093952557.png" xlink:type="simple" xlink:show="embed" xlink:actuate="onLoad"/></draw:frame></draw:a></text:p>
      <text:p text:style-name="Text_20_body"> </text:p>
      <text:p text:style-name="Text_20_body">   在我们部署的时候还有基于http、nfs等方式的架构，其大致内容都是相似的，只是在指定kickstart的配置文件的时候不同而已~</text:p>
      <text:p text:style-name="Text_20_body">   最后把一键配置所用功能的脚本分享给大家~只需在PXE和kickstart服务器上执行以下这个脚本，就可以自动完成上面的所有配置，具体如下：</text:p>
      <text:p text:style-name="Text_20_body"/>
      <text:section text:style-name="Sect1" text:name="highlighter_39916">
        <text:p text:style-name="P5"><text:a xlink:type="simple" xlink:href="http://www.it165.net/os/html/201306/5331.html#viewSource">view source</text:a></text:p>
        <text:p text:style-name="P5"><draw:frame draw:name="对象10" text:anchor-type="as-char" svg:width="0.423cm" svg:height="0.423cm" draw:z-index="16"><draw:plugin xlink:href="http://www.it165.net/statics/js/syntaxhighlighter/scripts/clipboard.swf" xlink:type="simple" xlink:show="embed" xlink:actuate="onLoad" draw:mime-type="application/x-shockwave-flash"><draw:param draw:name="menu" draw:value="false"/><draw:param draw:name="flashvars" draw:value="highlighterId=highlighter_39916"/><draw:param draw:name="wmode" draw:value="transparent"/><draw:param draw:name="allowscriptaccess" draw:value="always"/></draw:plugin></draw:frame></text:p>
        <text:p text:style-name="P5"><text:a xlink:type="simple" xlink:href="http://www.it165.net/os/html/201306/5331.html#printSource">print</text:a><text:a xlink:type="simple" xlink:href="http://www.it165.net/os/html/201306/5331.html#about">?</text:a></text:p>
        <text:p text:style-name="P6"><text:span text:style-name="Source_20_Text">001.#!/bin/bash </text:span></text:p>
        <text:p text:style-name="P6"><text:span text:style-name="Source_20_Text">002.#NAME:pxeinstallos.rhel6.1.sh </text:span></text:p>
        <text:p text:style-name="P6"><text:span text:style-name="Source_20_Text">003.#DESCRIPTION:NULL </text:span></text:p>
        <text:p text:style-name="P6"><text:span text:style-name="Source_20_Text">004.#AUTHOR:Beck </text:span></text:p>
        <text:p text:style-name="P6"><text:span text:style-name="Source_20_Text">005.#VERSION:0.0.1</text:span></text:p>
        <text:p text:style-name="P6"><text:span text:style-name="Source_20_Text">006.#DATATIME:2013-05-17 18:24:37</text:span></text:p>
        <text:p text:style-name="P6"><text:span text:style-name="Source_20_Text">007.#USAGE:pxeinstallos.rhel6.1.sh </text:span></text:p>
        <text:p text:style-name="P6"><text:span text:style-name="Source_20_Text">008.pxeip="192.168.2.30"</text:span></text:p>
        <text:p text:style-name="P6"><text:span text:style-name="Source_20_Text">009.vsftpip="192.168.2.30"</text:span></text:p>
        <text:p text:style-name="P6"><text:span text:style-name="Source_20_Text">010.dhcpip="192.168.2.30"</text:span></text:p>
        <text:p text:style-name="P6"><text:span text:style-name="Source_20_Text">011.subnetip="192.168.2"</text:span></text:p>
        <text:p text:style-name="P6"><text:span text:style-name="Source_20_Text">012.rangeip="192.168.2.50 192.168.2.60"</text:span></text:p>
        <text:p text:style-name="P6"><text:soft-page-break/><text:span text:style-name="Source_20_Text">013.#准备工作需将rhel6的安装光盘放进光驱 </text:span></text:p>
        <text:p text:style-name="P6"><text:span text:style-name="Source_20_Text">014.mount</text:span> <text:span text:style-name="Source_20_Text">/dev/cdrom /media </text:span></text:p>
        <text:p text:style-name="P6"><text:span text:style-name="Source_20_Text">015.cat</text:span> <text:span text:style-name="Source_20_Text">&amp;gt; /etc/yum.repos.d/localcdrom.repo &amp;lt;&amp;lt; EOF </text:span></text:p>
        <text:p text:style-name="P6"><text:span text:style-name="Source_20_Text">016.[base] </text:span></text:p>
        <text:p text:style-name="P6"><text:span text:style-name="Source_20_Text">017.name=base </text:span></text:p>
        <text:p text:style-name="P6"><text:span text:style-name="Source_20_Text">018.baseurl=file:///media/Server </text:span></text:p>
        <text:p text:style-name="P6"><text:span text:style-name="Source_20_Text">019.gpgcheck=0</text:span></text:p>
        <text:p text:style-name="P6"><text:span text:style-name="Source_20_Text">020.enabled=1</text:span></text:p>
        <text:p text:style-name="P6"><text:span text:style-name="Source_20_Text">021.[HighAvailability] </text:span></text:p>
        <text:p text:style-name="P6"><text:span text:style-name="Source_20_Text">022.name=HighAvailability </text:span></text:p>
        <text:p text:style-name="P6"><text:span text:style-name="Source_20_Text">023.baseurl=file:///media/HighAvailability </text:span></text:p>
        <text:p text:style-name="P6"><text:span text:style-name="Source_20_Text">024.gpgcheck=0</text:span></text:p>
        <text:p text:style-name="P6"><text:span text:style-name="Source_20_Text">025.enabled=1</text:span></text:p>
        <text:p text:style-name="P6"><text:span text:style-name="Source_20_Text">026.[LoadBalancer] </text:span></text:p>
        <text:p text:style-name="P6"><text:span text:style-name="Source_20_Text">027.name=LoadBalancer </text:span></text:p>
        <text:p text:style-name="P6"><text:span text:style-name="Source_20_Text">028.baseurl=file:///media/LoadBalancer </text:span></text:p>
        <text:p text:style-name="P6"><text:span text:style-name="Source_20_Text">029.gpgcheck=0</text:span></text:p>
        <text:p text:style-name="P6"><text:span text:style-name="Source_20_Text">030.enabled=1</text:span></text:p>
        <text:p text:style-name="P6"><text:span text:style-name="Source_20_Text">031.[ResilientStorage] </text:span></text:p>
        <text:p text:style-name="P6"><text:span text:style-name="Source_20_Text">032.name=ResilientStorage </text:span></text:p>
        <text:p text:style-name="P6"><text:span text:style-name="Source_20_Text">033.baseurl=file:///media/ResilientStorage </text:span></text:p>
        <text:p text:style-name="P6"><text:span text:style-name="Source_20_Text">034.gpgcheck=0</text:span></text:p>
        <text:p text:style-name="P6"><text:span text:style-name="Source_20_Text">035.enabled=1</text:span></text:p>
        <text:p text:style-name="P6"><text:span text:style-name="Source_20_Text">036.[ScalableFileSystem] </text:span></text:p>
        <text:p text:style-name="P6"><text:span text:style-name="Source_20_Text">037.name=ScalableFileSystem </text:span></text:p>
        <text:p text:style-name="P6"><text:span text:style-name="Source_20_Text">038.baseurl=file:///media/ScalableFileSystem </text:span></text:p>
        <text:p text:style-name="P6"><text:span text:style-name="Source_20_Text">039.gpgcheck=0</text:span></text:p>
        <text:p text:style-name="P6"><text:span text:style-name="Source_20_Text">040.enabled=1</text:span></text:p>
        <text:p text:style-name="P6"><text:span text:style-name="Source_20_Text">041.EOF </text:span></text:p>
        <text:p text:style-name="P6"><text:span text:style-name="Source_20_Text">042.yum clean all &amp;&amp; yum repolist </text:span></text:p>
        <text:p text:style-name="P6"><text:span text:style-name="Source_20_Text">043.yum -y install</text:span> <text:span text:style-name="Source_20_Text">dhcp tftp-server syslinux vsftpd system-config-kickstart.noarch </text:span></text:p>
        <text:p text:style-name="P6"><text:span text:style-name="Source_20_Text">044.func_tftp() { </text:span></text:p>
        <text:p text:style-name="P6"><text:span text:style-name="Source_20_Text">045.sed</text:span> <text:span text:style-name="Source_20_Text">-i "s@disable.*@disable                 = no@"</text:span> <text:span text:style-name="Source_20_Text">/etc/xinetd.d/tftp </text:span></text:p>
        <text:p text:style-name="P6"><text:span text:style-name="Source_20_Text">046.cp</text:span> <text:span text:style-name="Source_20_Text">-a /media/isolinux/* /var/lib/tftpboot </text:span></text:p>
        <text:p text:style-name="P6"><text:span text:style-name="Source_20_Text">047.mkdir</text:span> <text:span text:style-name="Source_20_Text">/var/lib/tftpboot/pxelinux.cfg </text:span></text:p>
        <text:p text:style-name="P6"><text:span text:style-name="Source_20_Text">048.#cp -a /var/lib/tftpboot/isolinux.cfg /var/lib/tftpboot/pxelinux.cfg/default</text:span></text:p>
        <text:p text:style-name="P6"><text:span text:style-name="Source_20_Text">049.#vim /var/lib/tftpboot/pxelinux.cfg/default</text:span></text:p>
        <text:p text:style-name="P6"><text:span text:style-name="Source_20_Text">050.cat</text:span> <text:span text:style-name="Source_20_Text">&amp;gt; /var/lib/tftpboot/pxelinux.cfg/default &amp;lt;&amp;lt; EOF </text:span></text:p>
        <text:p text:style-name="P6"><text:span text:style-name="Source_20_Text">051.default vesamenu.c32 </text:span></text:p>
        <text:p text:style-name="P6"><text:span text:style-name="Source_20_Text">052.#prompt 1</text:span></text:p>
        <text:p text:style-name="P6"><text:span text:style-name="Source_20_Text">053.timeout 5</text:span></text:p>
        <text:p text:style-name="P6"><text:span text:style-name="Source_20_Text">054.display boot.msg </text:span></text:p>
        <text:p text:style-name="P6"><text:span text:style-name="Source_20_Text">055.menu background splash.jpg </text:span></text:p>
        <text:p text:style-name="P6"><text:span text:style-name="Source_20_Text">056.menu title Welcome to Red Hat Enterprise &lt;a href="</text:span><text:a xlink:type="simple" xlink:href="http://www.it165.net/os/oslin/"><text:span text:style-name="Source_20_Text">http://www.it165.net/os/oslin/</text:span></text:a><text:span text:style-name="Source_20_Text">"</text:span> <text:span text:style-name="Source_20_Text">target="_blank"</text:span> <text:span text:style-name="Source_20_Text">class="keylink"&gt;Linux&lt;/a&gt; 6.4! </text:span></text:p>
        <text:p text:style-name="P6"><text:span text:style-name="Source_20_Text">057.menu color border 0 #ffffffff #00000000</text:span></text:p>
        <text:p text:style-name="P6"><text:span text:style-name="Source_20_Text">058.menu color sel 7 #ffffffff #ff000000 </text:span></text:p>
        <text:p text:style-name="P6"><text:soft-page-break/><text:span text:style-name="Source_20_Text">059.menu color title 0 #ffffffff #00000000</text:span></text:p>
        <text:p text:style-name="P6"><text:span text:style-name="Source_20_Text">060.menu color tabmsg 0 #ffffffff #00000000</text:span></text:p>
        <text:p text:style-name="P6"><text:span text:style-name="Source_20_Text">061.menu color unsel 0 #ffffffff #00000000</text:span></text:p>
        <text:p text:style-name="P6"><text:span text:style-name="Source_20_Text">062.menu color hotsel 0 #ff000000 #ffffffff </text:span></text:p>
        <text:p text:style-name="P6"><text:span text:style-name="Source_20_Text">063.menu color hotkey 7 #ffffffff #ff000000 </text:span></text:p>
        <text:p text:style-name="P6"><text:span text:style-name="Source_20_Text">064.menu color scrollbar 0 #ffffffff #00000000</text:span></text:p>
        <text:p text:style-name="P6"><text:span text:style-name="Source_20_Text">065.label linux </text:span></text:p>
        <text:p text:style-name="P9"><text:span text:style-name="Source_20_Text">066.menu label ^Install or upgrade an existing system </text:span></text:p>
        <text:p text:style-name="P9"><text:span text:style-name="Source_20_Text">067.menu default</text:span></text:p>
        <text:p text:style-name="P9"><text:span text:style-name="Source_20_Text">068.kernel vmlinuz </text:span></text:p>
        <text:p text:style-name="P9"><text:span text:style-name="Source_20_Text">069.append initrd=initrd.img ks=ftp://$pxeip/ks.cfg </text:span></text:p>
        <text:p text:style-name="P6"><text:span text:style-name="Source_20_Text">070.label vesa </text:span></text:p>
        <text:p text:style-name="P9"><text:span text:style-name="Source_20_Text">071.menu label Install system with ^basic video driver </text:span></text:p>
        <text:p text:style-name="P9"><text:span text:style-name="Source_20_Text">072.kernel vmlinuz </text:span></text:p>
        <text:p text:style-name="P9"><text:span text:style-name="Source_20_Text">073.append initrd=initrd.img xdriver=vesa nomodeset </text:span></text:p>
        <text:p text:style-name="P6"><text:span text:style-name="Source_20_Text">074.label rescue </text:span></text:p>
        <text:p text:style-name="P9"><text:span text:style-name="Source_20_Text">075.menu label ^Rescue installed system </text:span></text:p>
        <text:p text:style-name="P9"><text:span text:style-name="Source_20_Text">076.kernel vmlinuz </text:span></text:p>
        <text:p text:style-name="P9"><text:span text:style-name="Source_20_Text">077.append initrd=initrd.img rescue </text:span></text:p>
        <text:p text:style-name="P6"><text:span text:style-name="Source_20_Text">078.label local</text:span></text:p>
        <text:p text:style-name="P9"><text:span text:style-name="Source_20_Text">079.menu label Boot from ^local</text:span> <text:span text:style-name="Source_20_Text">drive </text:span></text:p>
        <text:p text:style-name="P9"><text:span text:style-name="Source_20_Text">080.localboot 0xffff</text:span></text:p>
        <text:p text:style-name="P6"><text:span text:style-name="Source_20_Text">081.label memtest86 </text:span></text:p>
        <text:p text:style-name="P9"><text:span text:style-name="Source_20_Text">082.menu label ^Memory test</text:span></text:p>
        <text:p text:style-name="P9"><text:span text:style-name="Source_20_Text">083.kernel memtest </text:span></text:p>
        <text:p text:style-name="P9"><text:span text:style-name="Source_20_Text">084.append - </text:span></text:p>
        <text:p text:style-name="P6"><text:span text:style-name="Source_20_Text">085.EOF </text:span></text:p>
        <text:p text:style-name="P6"><text:span text:style-name="Source_20_Text">086.cp</text:span> <text:span text:style-name="Source_20_Text">/usr/share/syslinux/pxelinux.0 /var/lib/tftpboot </text:span></text:p>
        <text:p text:style-name="P6"><text:span text:style-name="Source_20_Text">087.service xinetd restart </text:span></text:p>
        <text:p text:style-name="P6"><text:span text:style-name="Source_20_Text">088.} </text:span></text:p>
        <text:p text:style-name="P6"><text:span text:style-name="Source_20_Text">089.func_dhcp() { </text:span></text:p>
        <text:p text:style-name="P6"><text:span text:style-name="Source_20_Text">090.mv</text:span> <text:span text:style-name="Source_20_Text">/etc/dhcp/dhcpd.conf /etc/dhcp/dhcpd.conf.bak </text:span></text:p>
        <text:p text:style-name="P6"><text:span text:style-name="Source_20_Text">091.cat</text:span> <text:span text:style-name="Source_20_Text">&amp;gt; /etc/dhcp/dhcpd.conf &amp;lt;&amp;lt;EOF </text:span></text:p>
        <text:p text:style-name="P6"><text:span text:style-name="Source_20_Text">092.ddns-update-style interim; </text:span></text:p>
        <text:p text:style-name="P6"><text:span text:style-name="Source_20_Text">093.ignore client-updates; </text:span></text:p>
        <text:p text:style-name="P6"><text:span text:style-name="Source_20_Text">094.next-server $pxeip; </text:span></text:p>
        <text:p text:style-name="P6"><text:span text:style-name="Source_20_Text">095.filename "pxelinux.0"; </text:span></text:p>
        <text:p text:style-name="P6"><text:span text:style-name="Source_20_Text">096.subnet $subnetip.0 netmask 255.255.255.0 { </text:span></text:p>
        <text:p text:style-name="P8"><text:span text:style-name="Source_20_Text">097.option routers  $pxeip; </text:span></text:p>
        <text:p text:style-name="P8"><text:span text:style-name="Source_20_Text">098.option subnet-mask  255.255.255.0; </text:span></text:p>
        <text:p text:style-name="P8"><text:span text:style-name="Source_20_Text">099.option nis-domain   "beckli.com"; </text:span></text:p>
        <text:p text:style-name="P8"><text:span text:style-name="Source_20_Text">100.option domain-name  "beckli.com"; </text:span></text:p>
        <text:p text:style-name="P8"><text:span text:style-name="Source_20_Text">101.option domain-name-servers  $pxeip; </text:span></text:p>
        <text:p text:style-name="P8"><text:span text:style-name="Source_20_Text">102.option ntp-servers  $pxeip; </text:span></text:p>
        <text:p text:style-name="P10"><text:span text:style-name="Source_20_Text">103.option time-offset  -18000; # Eastern Standard Time </text:span></text:p>
        <text:p text:style-name="P8"><text:span text:style-name="Source_20_Text">104.allow bootp; </text:span></text:p>
        <text:p text:style-name="P8"><text:span text:style-name="Source_20_Text">105.allow booting; </text:span></text:p>
        <text:p text:style-name="P10"><text:span text:style-name="Source_20_Text">106.range dynamic-bootp $rangeip; </text:span></text:p>
        <text:p text:style-name="P10"><text:span text:style-name="Source_20_Text">107.default-lease-time</text:span> <text:span text:style-name="Source_20_Text">21600; </text:span></text:p>
        <text:p text:style-name="P10"><text:span text:style-name="Source_20_Text">108.max-lease-time</text:span> <text:span text:style-name="Source_20_Text">43200; </text:span></text:p>
        <text:p text:style-name="P6"><text:span text:style-name="Source_20_Text">109.} </text:span></text:p>
        <text:p text:style-name="P6"><text:span text:style-name="Source_20_Text">110.EOF </text:span></text:p>
        <text:p text:style-name="P6"><text:soft-page-break/><text:span text:style-name="Source_20_Text">111.service dhcpd restart </text:span></text:p>
        <text:p text:style-name="P6"><text:span text:style-name="Source_20_Text">112.} </text:span></text:p>
        <text:p text:style-name="P6"><text:span text:style-name="Source_20_Text">113.func_vsftp() { </text:span></text:p>
        <text:p text:style-name="P6"><text:span text:style-name="Source_20_Text">114.service vsftp restart </text:span></text:p>
        <text:p text:style-name="P6"><text:span text:style-name="Source_20_Text">115.umount</text:span> <text:span text:style-name="Source_20_Text">/media </text:span></text:p>
        <text:p text:style-name="P6"><text:span text:style-name="Source_20_Text">116.mkdir</text:span> <text:span text:style-name="Source_20_Text">/var/ftp/rhel6 </text:span></text:p>
        <text:p text:style-name="P6"><text:span text:style-name="Source_20_Text">117.mount</text:span> <text:span text:style-name="Source_20_Text">/dev/cdrom /var/ftp/rhel6 </text:span></text:p>
        <text:p text:style-name="P6"><text:span text:style-name="Source_20_Text">118.cat</text:span> <text:span text:style-name="Source_20_Text">&amp;gt; /var/ftp/ks.cfg &amp;lt;&amp;lt;EOF </text:span></text:p>
        <text:p text:style-name="P6"><text:span text:style-name="Source_20_Text">119.#platform=x86, AMD64, or Intel EM64T </text:span></text:p>
        <text:p text:style-name="P6"><text:span text:style-name="Source_20_Text">120.#version=DEVEL </text:span></text:p>
        <text:p text:style-name="P6"><text:span text:style-name="Source_20_Text">121.# Firewall configuration </text:span></text:p>
        <text:p text:style-name="P6"><text:span text:style-name="Source_20_Text">122.firewall --enabled --ssh</text:span></text:p>
        <text:p text:style-name="P6"><text:span text:style-name="Source_20_Text">123.# Install OS instead of upgrade </text:span></text:p>
        <text:p text:style-name="P6"><text:span text:style-name="Source_20_Text">124.install</text:span></text:p>
        <text:p text:style-name="P6"><text:span text:style-name="Source_20_Text">125.# Use network installation </text:span></text:p>
        <text:p text:style-name="P6"><text:span text:style-name="Source_20_Text">126.url --url="</text:span><text:span text:style-name="Source_20_Text">ftp://</text:span><text:span text:style-name="Source_20_Text">$pxeip/rhel6"</text:span></text:p>
        <text:p text:style-name="P6"><text:span text:style-name="Source_20_Text">127.# Root password </text:span></text:p>
        <text:p text:style-name="P6"><text:span text:style-name="Source_20_Text">128.rootpw --iscrypted $6$bgA6iounYImIucBq$8xtCdixNgcLPBsLOrFmtmrfPezUd.DAgDPBJDYzKYCegvj2oxUF3UGRWWXPaEitnPyckBInZ.RJXG4Vj.uTZd1 </text:span></text:p>
        <text:p text:style-name="P6"><text:span text:style-name="Source_20_Text">129.# System authorization information </text:span></text:p>
        <text:p text:style-name="P6"><text:span text:style-name="Source_20_Text">130.auth  --useshadow  --passalgo=sha512 </text:span></text:p>
        <text:p text:style-name="P6"><text:span text:style-name="Source_20_Text">131.# System keyboard </text:span></text:p>
        <text:p text:style-name="P6"><text:span text:style-name="Source_20_Text">132.keyboard us </text:span></text:p>
        <text:p text:style-name="P6"><text:span text:style-name="Source_20_Text">133.# System language </text:span></text:p>
        <text:p text:style-name="P6"><text:span text:style-name="Source_20_Text">134.lang en_US </text:span></text:p>
        <text:p text:style-name="P6"><text:span text:style-name="Source_20_Text">135.# SE&lt;a href="</text:span><text:a xlink:type="simple" xlink:href="http://www.it165.net/os/oslin/"><text:span text:style-name="Source_20_Text">http://www.it165.net/os/oslin/</text:span></text:a><text:span text:style-name="Source_20_Text">" target="_blank" class="keylink"&gt;Linux&lt;/a&gt; configuration </text:span></text:p>
        <text:p text:style-name="P6"><text:span text:style-name="Source_20_Text">136.selinux --disabled </text:span></text:p>
        <text:p text:style-name="P6"><text:span text:style-name="Source_20_Text">137.# Do not configure the X Window System </text:span></text:p>
        <text:p text:style-name="P6"><text:span text:style-name="Source_20_Text">138.skipx </text:span></text:p>
        <text:p text:style-name="P6"><text:span text:style-name="Source_20_Text">139.# Installation logging level </text:span></text:p>
        <text:p text:style-name="P6"><text:span text:style-name="Source_20_Text">140.logging --level=info </text:span></text:p>
        <text:p text:style-name="P6"><text:span text:style-name="Source_20_Text">141.# Reboot after installation </text:span></text:p>
        <text:p text:style-name="P6"><text:span text:style-name="Source_20_Text">142.reboot </text:span></text:p>
        <text:p text:style-name="P6"><text:span text:style-name="Source_20_Text">143.# System timezone </text:span></text:p>
        <text:p text:style-name="P6"><text:span text:style-name="Source_20_Text">144.timezone --isUtc Asia/Shanghai </text:span></text:p>
        <text:p text:style-name="P6"><text:span text:style-name="Source_20_Text">145.# Network information </text:span></text:p>
        <text:p text:style-name="P6"><text:span text:style-name="Source_20_Text">146.network  --bootproto=dhcp --device=eth0 --onboot=on </text:span></text:p>
        <text:p text:style-name="P6"><text:span text:style-name="Source_20_Text">147.# System bootloader configuration </text:span></text:p>
        <text:p text:style-name="P6"><text:span text:style-name="Source_20_Text">148.bootloader --location=mbr </text:span></text:p>
        <text:p text:style-name="P6"><text:span text:style-name="Source_20_Text">149.# Clear the Master Boot Record </text:span></text:p>
        <text:p text:style-name="P6"><text:span text:style-name="Source_20_Text">150.zerombr </text:span></text:p>
        <text:p text:style-name="P6"><text:span text:style-name="Source_20_Text">151.# Partition clearing information </text:span></text:p>
        <text:p text:style-name="P6"><text:span text:style-name="Source_20_Text">152.clearpart --all --initlabel </text:span></text:p>
        <text:p text:style-name="P6"><text:span text:style-name="Source_20_Text">153.# Disk partitioning information </text:span></text:p>
        <text:p text:style-name="P6"><text:span text:style-name="Source_20_Text">154.part /boot --asprimary --fstype="ext4"</text:span> <text:span text:style-name="Source_20_Text">--size=256</text:span></text:p>
        <text:p text:style-name="P6"><text:span text:style-name="Source_20_Text">155.part swap --asprimary --fstype="swap"</text:span> <text:span text:style-name="Source_20_Text">--size=2048</text:span></text:p>
        <text:p text:style-name="P6"><text:span text:style-name="Source_20_Text">156.part / --asprimary --fstype="ext4"</text:span> <text:span text:style-name="Source_20_Text">--size=10000</text:span></text:p>
        <text:p text:style-name="P6"><text:span text:style-name="Source_20_Text">157.part /data --asprimary --fstype="ext4"</text:span> <text:span text:style-name="Source_20_Text">--size=20000</text:span></text:p>
        <text:p text:style-name="P11"><text:span text:style-name="Source_20_Text">158.</text:span> </text:p>
        <text:p text:style-name="P6"><text:span text:style-name="Source_20_Text">159.%packages </text:span></text:p>
        <text:p text:style-name="P6"><text:soft-page-break/><text:span text:style-name="Source_20_Text">160.@base </text:span></text:p>
        <text:p text:style-name="P6"><text:span text:style-name="Source_20_Text">161.@chinese-support </text:span></text:p>
        <text:p text:style-name="P11"><text:span text:style-name="Source_20_Text">162.</text:span> </text:p>
        <text:p text:style-name="P6"><text:span text:style-name="Source_20_Text">163.%end </text:span></text:p>
        <text:p text:style-name="P6"><text:span text:style-name="Source_20_Text">164.EOF </text:span></text:p>
        <text:p text:style-name="P6"><text:span text:style-name="Source_20_Text">165.} </text:span></text:p>
        <text:p text:style-name="P6"><text:span text:style-name="Source_20_Text">166.func_tftp </text:span></text:p>
        <text:p text:style-name="P6"><text:span text:style-name="Source_20_Text">167.func_vsftp </text:span></text:p>
        <text:p text:style-name="P6"><text:span text:style-name="Source_20_Text">168.func_dhcp</text:span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文泉驿正黑1" svg:font-family="文泉驿正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文泉驿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文泉驿正黑" style:font-size-asian="24pt" style:font-weight-asian="bold" style:font-name-complex="Lohit Devanagari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文泉驿正黑1" style:font-name-complex="Lohit Devanagari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yuzhe </meta:initial-creator>
    <meta:creation-date>2013-09-02T15:26:57</meta:creation-date>
    <dc:date>2013-09-02T16:35:01</dc:date>
    <dc:creator>luyuzhe </dc:creator>
    <meta:editing-duration>PT1H6M32S</meta:editing-duration>
    <meta:editing-cycles>2</meta:editing-cycles>
    <meta:generator>LibreOffice/4.0.4.2$Linux_x86 LibreOffice_project/9e9821abd0ffdbc09cd8c52eaa574fa09eb08f2</meta:generator>
    <meta:document-statistic meta:table-count="0" meta:image-count="7" meta:object-count="10" meta:page-count="13" meta:paragraph-count="356" meta:word-count="2095" meta:character-count="10626" meta:non-whitespace-character-count="9620"/>
  </office:meta>
</office:document-meta>
</file>